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020000009121A2F9AC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111111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85cm" svg:y="1.455cm" svg:width="17cm" svg:height="9.562cm" draw:z-index="0"><draw:image xlink:href="Pictures/1000000000001020000009121A2F9AC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55:03.872327011</meta:creation-date>
    <dc:date>2016-04-13T20:59:58.142597052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